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6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41pt double #000000" style:border-line-width="0.6pt 0.6pt 1.19pt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fo:wrap-option="no-wrap" fo:border="2.41pt double #000000" style:border-line-width="0.6pt 0.6pt 1.19pt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Item Name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ngsword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ort-sword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ossbow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-crossbow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gger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ndaxe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Warhammer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ce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cimitar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olts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rrows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op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inderbox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ess Kit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antee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irewood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rowbar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Holy Symbol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Spellbook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ood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Bones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crap Metal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L-armor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-armor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H-armor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lothes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urrenc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ackpac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s/>1m FlexTape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illed Canteen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 style:data-style-name="N2" text:time-value="06:49:21.7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4:59:27.182000000</meta:creation-date>
    <dc:date>2018-06-22T07:36:52.381000000</dc:date>
    <meta:editing-duration>PT1H7M29S</meta:editing-duration>
    <meta:editing-cycles>8</meta:editing-cycles>
    <meta:generator>LibreOffice/5.0.1.2$Windows_x86 LibreOffice_project/81898c9f5c0d43f3473ba111d7b351050be20261</meta:generator>
    <meta:document-statistic meta:table-count="1" meta:cell-count="93" meta:object-count="0"/>
  </office:meta>
</office:document-meta>
</file>